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06.24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284e3f" style:diagonal-bl-tr="none" style:diagonal-tl-br="none" style:text-align-source="fix" style:repeat-content="false" fo:wrap-option="no-wrap" fo:border-left="0.74pt solid #284e3f" style:direction="ltr" fo:border-right="0.74pt solid #356854"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00">
      <style:table-cell-properties fo:border-bottom="0.74pt solid #ffffff" style:diagonal-bl-tr="none" style:diagonal-tl-br="none" style:text-align-source="value-type" style:repeat-content="false" fo:wrap-option="no-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00">
      <style:table-cell-properties fo:border-bottom="0.74pt solid #f6f8f9" style:diagonal-bl-tr="none" style:diagonal-tl-br="none" style:text-align-source="value-type" style:repeat-content="false" fo:wrap-option="no-wrap" fo:border-left="0.74pt solid #284e3f"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00">
      <style:table-cell-properties fo:border-bottom="0.74pt solid #284e3f" style:diagonal-bl-tr="none" style:diagonal-tl-br="none" style:text-align-source="value-type" style:repeat-content="false" fo:wrap-option="no-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356854"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284e3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f6f8f9"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5"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284e3f" style:rotation-angle="0" style:rotation-align="none" style:shrink-to-fit="false" fo:border-top="0.74pt solid #284e3f"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fffff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f6f8f9" style:diagonal-bl-tr="none" style:diagonal-tl-br="none" style:text-align-source="value-type" style:repeat-content="false" fo:wrap-option="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284e3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6fa8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number-rows-repeated="3">
          <table:table-cell table:number-columns-repeated="1024"/>
        </table:table-row>
        <table:table-row table:style-name="ro2">
          <table:table-cell/>
          <table:table-cell table:style-name="ce1" office:value-type="string" calcext:value-type="string" table:number-columns-spanned="23" table:number-rows-spanned="1">
            <text:p>                                                                                              Project : Name:Swag lab</text:p>
            <text:p>                                                                                              Created by: SREEJITH BABU</text:p>
            <text:p>                                                                                              Valuated by : </text:p>
          </table:table-cell>
          <table:covered-table-cell table:number-columns-repeated="22"/>
          <table:table-cell table:number-columns-repeated="1000"/>
        </table:table-row>
        <table:table-row table:style-name="ro2">
          <table:table-cell/>
          <table:table-cell table:style-name="ce2" table:number-columns-spanned="23" table:number-rows-spanned="1"/>
          <table:covered-table-cell table:number-columns-repeated="22"/>
          <table:table-cell table:number-columns-repeated="1000"/>
        </table:table-row>
        <table:table-row table:style-name="ro2">
          <table:table-cell/>
          <table:table-cell table:style-name="ce3" office:value-type="string" calcext:value-type="string">
            <text:p>TEST CASE ID</text:p>
          </table:table-cell>
          <table:table-cell table:style-name="ce7" office:value-type="string" calcext:value-type="string">
            <text:p>MODULE NAME</text:p>
          </table:table-cell>
          <table:table-cell table:style-name="ce7" office:value-type="string" calcext:value-type="string">
            <text:p>TEST CASE DESCRIPTION</text:p>
          </table:table-cell>
          <table:table-cell table:style-name="ce7" office:value-type="string" calcext:value-type="string">
            <text:p>TEST STEPS</text:p>
          </table:table-cell>
          <table:table-cell table:style-name="ce7" office:value-type="string" calcext:value-type="string">
            <text:p>PRE-CONDITION</text:p>
          </table:table-cell>
          <table:table-cell table:style-name="ce7" office:value-type="string" calcext:value-type="string">
            <text:p>TEST DATA</text:p>
          </table:table-cell>
          <table:table-cell table:style-name="ce7" office:value-type="string" calcext:value-type="string">
            <text:p>EXPECTED RESULT</text:p>
          </table:table-cell>
          <table:table-cell table:style-name="ce7" office:value-type="string" calcext:value-type="string">
            <text:p>ACTUAL RESULT</text:p>
          </table:table-cell>
          <table:table-cell table:style-name="ce15" office:value-type="string" calcext:value-type="string">
            <text:p>STATUS</text:p>
          </table:table-cell>
          <table:table-cell table:style-name="ce21" table:number-columns-repeated="13"/>
          <table:table-cell table:style-name="ce22"/>
          <table:table-cell table:number-columns-repeated="1000"/>
        </table:table-row>
        <table:table-row table:style-name="ro2">
          <table:table-cell/>
          <table:table-cell table:style-name="ce4" office:value-type="string" calcext:value-type="string">
            <text:p>SLB 001</text:p>
          </table:table-cell>
          <table:table-cell table:style-name="ce8" office:value-type="string" calcext:value-type="string">
            <text:p>Login page</text:p>
          </table:table-cell>
          <table:table-cell table:style-name="ce8" office:value-type="string" calcext:value-type="string">
            <text:p><text:s/>Verify the URL <text:s text:c="7"/></text:p>
          </table:table-cell>
          <table:table-cell table:style-name="ce10" office:value-type="string" calcext:value-type="string">
            <text:p>1. Inspect whether the URL is valid with proper syntax</text:p>
            <text:p>.</text:p>
          </table:table-cell>
          <table:table-cell table:style-name="ce10" office:value-type="string" calcext:value-type="string">
            <text:p>User should ensure there is proper internet connectivity.</text:p>
          </table:table-cell>
          <table:table-cell table:style-name="ce13" office:value-type="string" calcext:value-type="string">
            <text:p><text:a xlink:href="https://www.saucedemo.com/" xlink:type="simple">https://www.saucedemo.com/</text:a></text:p>
          </table:table-cell>
          <table:table-cell table:style-name="ce8" office:value-type="string" calcext:value-type="string">
            <text:p><text:s text:c="2"/>The URL should be valid.</text:p>
          </table:table-cell>
          <table:table-cell table:style-name="ce10" office:value-type="string" calcext:value-type="string">
            <text:p>Valid URL observed. <text:s text:c="27"/></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02</text:p>
          </table:table-cell>
          <table:table-cell table:style-name="ce9" office:value-type="string" calcext:value-type="string">
            <text:p>Login page</text:p>
          </table:table-cell>
          <table:table-cell table:style-name="ce11" office:value-type="string" calcext:value-type="string">
            <text:p>Verify the login page contain username,password,login button,forgot password link,sign up button,view password option</text:p>
          </table:table-cell>
          <table:table-cell table:style-name="ce11" office:value-type="string" calcext:value-type="string">
            <text:p>1.Open the website</text:p>
            <text:p>2..Check the presence of fields</text:p>
          </table:table-cell>
          <table:table-cell table:style-name="ce11" office:value-type="string" calcext:value-type="string">
            <text:p>1.User should ensure there is proper internet connectivity.</text:p>
            <text:p>2.Confirm correct URL is exist</text:p>
            <text:p>3.Confirm browser open the login page</text:p>
          </table:table-cell>
          <table:table-cell table:style-name="ce9" office:value-type="string" calcext:value-type="string">
            <text:p>Nil</text:p>
          </table:table-cell>
          <table:table-cell table:style-name="ce11" office:value-type="string" calcext:value-type="string">
            <text:p>Login Page should contain username,password,login button,forgot password link,sign up button,view password option</text:p>
          </table:table-cell>
          <table:table-cell table:style-name="ce11" office:value-type="string" calcext:value-type="string">
            <text:p>System does not meet expected result </text:p>
            <text:p>forgot password link,sign ubutton,view password option these all ry mandatory fields are absent in login page</text:p>
          </table:table-cell>
          <table:table-cell table:style-name="ce17" office:value-type="string" calcext:value-type="string">
            <text:p>Fail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03</text:p>
          </table:table-cell>
          <table:table-cell table:style-name="ce8" office:value-type="string" calcext:value-type="string">
            <text:p>Login page</text:p>
          </table:table-cell>
          <table:table-cell table:style-name="ce10" office:value-type="string" calcext:value-type="string">
            <text:p>Verify footer should display in full screen</text:p>
          </table:table-cell>
          <table:table-cell table:style-name="ce10" office:value-type="string" calcext:value-type="string">
            <text:p>1.Open to the browser</text:p>
            <text:p>2.Open login page</text:p>
            <text:p/>
          </table:table-cell>
          <table:table-cell table:style-name="ce10" office:value-type="string" calcext:value-type="string">
            <text:p>1.User should ensure there is proper internet connectivity.</text:p>
            <text:p>2.Confirm correct URL is exist </text:p>
            <text:p>3.Confirm browser open the Completion page</text:p>
            <text:p/>
          </table:table-cell>
          <table:table-cell table:style-name="ce10" office:value-type="string" calcext:value-type="string">
            <text:p>Nil</text:p>
          </table:table-cell>
          <table:table-cell table:style-name="ce10" office:value-type="string" calcext:value-type="string">
            <text:p>Footer should display in full screen</text:p>
          </table:table-cell>
          <table:table-cell table:style-name="ce10" office:value-type="string" calcext:value-type="string">
            <text:p>1.Footer should not display in full screen </text:p>
            <text:p>2.Left and right of the footer contain unwanted space</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04</text:p>
          </table:table-cell>
          <table:table-cell table:style-name="ce9" office:value-type="string" calcext:value-type="string">
            <text:p>Login page</text:p>
          </table:table-cell>
          <table:table-cell table:style-name="ce11" office:value-type="string" calcext:value-type="string">
            <text:p>Verify blank input fields should not accepted </text:p>
          </table:table-cell>
          <table:table-cell table:style-name="ce11" office:value-type="string" calcext:value-type="string">
            <text:p>1.Open the login page</text:p>
            <text:p>2.Leave the username and password field as empty</text:p>
            <text:p>3.Click login button</text:p>
          </table:table-cell>
          <table:table-cell table:style-name="ce11" office:value-type="string" calcext:value-type="string">
            <text:p>1.User should ensure there is proper internet connectivity.</text:p>
            <text:p>2.Confirm correct URL is exist</text:p>
            <text:p>3.Confirm browser open the login page</text:p>
          </table:table-cell>
          <table:table-cell table:style-name="ce9" office:value-type="string" calcext:value-type="string">
            <text:p>Nil</text:p>
          </table:table-cell>
          <table:table-cell table:style-name="ce9" office:value-type="string" calcext:value-type="string">
            <text:p>Login should not granted </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05</text:p>
          </table:table-cell>
          <table:table-cell table:style-name="ce8" office:value-type="string" calcext:value-type="string">
            <text:p>Login page</text:p>
          </table:table-cell>
          <table:table-cell table:style-name="ce10" office:value-type="string" calcext:value-type="string">
            <text:p>Verify blank input fields should not accepted and check the correctness of required message</text:p>
          </table:table-cell>
          <table:table-cell table:style-name="ce10" office:value-type="string" calcext:value-type="string">
            <text:p>1.Open the login page</text:p>
            <text:p>2.Leave the username and password field as empty</text:p>
            <text:p>3.Click login button</text:p>
          </table:table-cell>
          <table:table-cell table:style-name="ce10" office:value-type="string" calcext:value-type="string">
            <text:p>1.User should ensure there is proper internet connectivity.</text:p>
            <text:p>2.Confirm correct URL is exist</text:p>
            <text:p>3.Confirm browser open the login page</text:p>
          </table:table-cell>
          <table:table-cell table:style-name="ce10" office:value-type="string" calcext:value-type="string">
            <text:p>Nil</text:p>
          </table:table-cell>
          <table:table-cell table:style-name="ce10" office:value-type="string" calcext:value-type="string">
            <text:p>Login should not granted and pass the required message mentioning "Username and Password required"</text:p>
          </table:table-cell>
          <table:table-cell table:style-name="ce10" office:value-type="string" calcext:value-type="string">
            <text:p>System Does not meet expected result </text:p>
            <text:p>Required message mentioning Only "Username is requred " .It doesn't mention password .</text:p>
            <text:p>message should contain Password too</text:p>
            <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06</text:p>
          </table:table-cell>
          <table:table-cell table:style-name="ce9" office:value-type="string" calcext:value-type="string">
            <text:p>Login page</text:p>
          </table:table-cell>
          <table:table-cell table:style-name="ce11" office:value-type="string" calcext:value-type="string">
            <text:p>Verify wrong input credentials should not accepted</text:p>
          </table:table-cell>
          <table:table-cell table:style-name="ce11" office:value-type="string" calcext:value-type="string">
            <text:p>1.Open the login page</text:p>
            <text:p>2.type wrong input credentials</text:p>
            <text:p>3.Click login button</text:p>
          </table:table-cell>
          <table:table-cell table:style-name="ce11" office:value-type="string" calcext:value-type="string">
            <text:p>1.User should ensure there is proper internet connectivity.</text:p>
            <text:p>2.Confirm correct URL is exist</text:p>
            <text:p>3.Confirm browser open the login page</text:p>
          </table:table-cell>
          <table:table-cell table:style-name="ce11" office:value-type="string" calcext:value-type="string">
            <text:p>Username:Rahul_Raj</text:p>
            <text:p>Password:rahul@123#</text:p>
          </table:table-cell>
          <table:table-cell table:style-name="ce11" office:value-type="string" calcext:value-type="string">
            <text:p>System should not accepted incorrect input credentials</text:p>
          </table:table-cell>
          <table:table-cell table:style-name="ce11" office:value-type="string" calcext:value-type="string">
            <text:p>same as expected result</text:p>
          </table:table-cell>
          <table:table-cell table:style-name="ce18"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07</text:p>
          </table:table-cell>
          <table:table-cell table:style-name="ce8" office:value-type="string" calcext:value-type="string">
            <text:p>Login page</text:p>
          </table:table-cell>
          <table:table-cell table:style-name="ce10" office:value-type="string" calcext:value-type="string">
            <text:p>Verify <text:s/>alignment and correctness of required message of incorrect input credentials</text:p>
          </table:table-cell>
          <table:table-cell table:style-name="ce10" office:value-type="string" calcext:value-type="string">
            <text:p>1.Open the login page</text:p>
            <text:p>2.Fill invalid Username and invalid Password</text:p>
            <text:p>3.Click login button</text:p>
          </table:table-cell>
          <table:table-cell table:style-name="ce10" office:value-type="string" calcext:value-type="string">
            <text:p>1.User should ensure there is proper internet connectivity.</text:p>
            <text:p>2.Confirm correct URL is exist</text:p>
            <text:p>3.Confirm browser open the login page</text:p>
          </table:table-cell>
          <table:table-cell table:style-name="ce10" office:value-type="string" calcext:value-type="string">
            <text:p>Username:Rahul_Raj</text:p>
            <text:p>Password:rahul@123#</text:p>
          </table:table-cell>
          <table:table-cell table:style-name="ce10" office:value-type="string" calcext:value-type="string">
            <text:p>1.System should not accepted incorrect input credentials </text:p>
            <text:p>2.System should pass required message mentioning "Username and Password do not match any user in this service"</text:p>
            <text:p>3.Message should readable , perfectaly aligned and must meet requirement </text:p>
          </table:table-cell>
          <table:table-cell table:style-name="ce10" office:value-type="string" calcext:value-type="string">
            <text:p>1.System does not meet expected result</text:p>
            <text:p>2.The required message is not readable </text:p>
            <text:p>3.Message not perfectly aligned and not meet requirement</text:p>
            <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08</text:p>
          </table:table-cell>
          <table:table-cell table:style-name="ce9" office:value-type="string" calcext:value-type="string">
            <text:p>Login page</text:p>
          </table:table-cell>
          <table:table-cell table:style-name="ce11" office:value-type="string" calcext:value-type="string">
            <text:p>Verify Reject valid username and empty password. And vice versa</text:p>
          </table:table-cell>
          <table:table-cell table:style-name="ce11" office:value-type="string" calcext:value-type="string">
            <text:p>1.Open the login page</text:p>
            <text:p>2.Fill valid Username and invalid Password</text:p>
            <text:p>3.Click login button</text:p>
            <text:p>4.Fill invalid Username and valid Password</text:p>
            <text:p>5.click login button</text:p>
          </table:table-cell>
          <table:table-cell table:style-name="ce11" office:value-type="string" calcext:value-type="string">
            <text:p>1.User should ensure there is proper internet connectivity.</text:p>
            <text:p>2.Confirm correct URL is exist</text:p>
            <text:p>3.Confirm browser open the login page</text:p>
          </table:table-cell>
          <table:table-cell table:style-name="ce11" office:value-type="string" calcext:value-type="string">
            <text:p>1.Username:standard_user</text:p>
            <text:p>2.Password:Rahul@123#</text:p>
            <text:p>3.Username:Rahul</text:p>
            <text:p>4.Password:secret_sauce</text:p>
          </table:table-cell>
          <table:table-cell table:style-name="ce11" office:value-type="string" calcext:value-type="string">
            <text:p>1.System should not accepted valid username and incorrect password and pass required message mentioning" username and password do not match ".</text:p>
            <text:p>2.Same result occured in the case of invalid username and valid password</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09</text:p>
          </table:table-cell>
          <table:table-cell table:style-name="ce8" office:value-type="string" calcext:value-type="string">
            <text:p>Login page</text:p>
          </table:table-cell>
          <table:table-cell table:style-name="ce10" office:value-type="string" calcext:value-type="string">
            <text:p>Verify valid input credentials should accepted</text:p>
          </table:table-cell>
          <table:table-cell table:style-name="ce10" office:value-type="string" calcext:value-type="string">
            <text:p>1.Open the login page</text:p>
            <text:p>2.Fill valid Username valid Password</text:p>
            <text:p>3.Click login button</text:p>
            <text:p/>
          </table:table-cell>
          <table:table-cell table:style-name="ce10" office:value-type="string" calcext:value-type="string">
            <text:p>1.User should ensure there is proper internet connectivity. 2.Confirm correct URL is exist 3.Confirm browser open the login page</text:p>
          </table:table-cell>
          <table:table-cell table:style-name="ce10" office:value-type="string" calcext:value-type="string">
            <text:p>Username:standard_user</text:p>
            <text:p>Password:secret_sauce</text:p>
          </table:table-cell>
          <table:table-cell table:style-name="ce10" office:value-type="string" calcext:value-type="string">
            <text:p>The System should accepted <text:s/>valid input credentials and granted presmission to log in</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10</text:p>
          </table:table-cell>
          <table:table-cell table:style-name="ce9" office:value-type="string" calcext:value-type="string">
            <text:p>Login page</text:p>
          </table:table-cell>
          <table:table-cell table:style-name="ce11" office:value-type="string" calcext:value-type="string">
            <text:p>Verify the responsiveness of login page</text:p>
          </table:table-cell>
          <table:table-cell table:style-name="ce11" office:value-type="string" calcext:value-type="string">
            <text:p>1.Open the login page in different screen size or devices</text:p>
            <text:p/>
            <text:p/>
          </table:table-cell>
          <table:table-cell table:style-name="ce11" office:value-type="string" calcext:value-type="string">
            <text:p>1.User should ensure there is proper internet connectivity. 2.Confirm correct URL is exist 3.Confirm browser open the login page</text:p>
            <text:p>4.Confirm availability of devices (mobile,tablet)</text:p>
          </table:table-cell>
          <table:table-cell table:style-name="ce9" office:value-type="string" calcext:value-type="string">
            <text:p>Nil</text:p>
          </table:table-cell>
          <table:table-cell table:style-name="ce11" office:value-type="string" calcext:value-type="string">
            <text:p>Login page should responsive or fit in every screen </text:p>
          </table:table-cell>
          <table:table-cell table:style-name="ce11" office:value-type="string" calcext:value-type="string">
            <text:p>Same as expected result</text:p>
          </table:table-cell>
          <table:table-cell table:style-name="ce18"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11</text:p>
          </table:table-cell>
          <table:table-cell table:style-name="ce8" office:value-type="string" calcext:value-type="string">
            <text:p>Login page</text:p>
          </table:table-cell>
          <table:table-cell table:style-name="ce10" office:value-type="string" calcext:value-type="string">
            <text:p>Verify the presence of login button. </text:p>
            <text:p>Check whether it is clickable or not</text:p>
            <text:p>Verify functinality of login button </text:p>
          </table:table-cell>
          <table:table-cell table:style-name="ce10" office:value-type="string" calcext:value-type="string">
            <text:p>1.Open the login page</text:p>
            <text:p>2.Click login button </text:p>
            <text:p/>
            <text:p/>
          </table:table-cell>
          <table:table-cell table:style-name="ce10" office:value-type="string" calcext:value-type="string">
            <text:p>1.User should ensure there is proper internet connectivity. 2.Confirm correct URL is exist 3.Confirm browser open the login page</text:p>
          </table:table-cell>
          <table:table-cell table:style-name="ce8" office:value-type="string" calcext:value-type="string">
            <text:p>Nil</text:p>
          </table:table-cell>
          <table:table-cell table:style-name="ce10" office:value-type="string" calcext:value-type="string">
            <text:p>1.Login button should dynamic and clickable</text:p>
            <text:p>2.Redirect product page if all input credentials are valid</text:p>
          </table:table-cell>
          <table:table-cell table:style-name="ce10" office:value-type="string" calcext:value-type="string">
            <text:p>same as expected result</text:p>
          </table:table-cell>
          <table:table-cell table:style-name="ce19"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12</text:p>
          </table:table-cell>
          <table:table-cell table:style-name="ce9" office:value-type="string" calcext:value-type="string">
            <text:p>Login page</text:p>
          </table:table-cell>
          <table:table-cell table:style-name="ce11" office:value-type="string" calcext:value-type="string">
            <text:p>Verify whether username "locked_out_user"</text:p>
            <text:p>password:"secret_sauce" enter or not</text:p>
          </table:table-cell>
          <table:table-cell table:style-name="ce11" office:value-type="string" calcext:value-type="string">
            <text:p>1.Open to the browser</text:p>
            <text:p>2.Open login page</text:p>
            <text:p>3.Type  given user name and password</text:p>
            <text:p/>
          </table:table-cell>
          <table:table-cell table:style-name="ce11" office:value-type="string" calcext:value-type="string">
            <text:p>1.User should ensure there is proper internet connectivity.</text:p>
            <text:p>2.Confirm correct URL is exist </text:p>
            <text:p>3.Confirm browser open the Completion page</text:p>
            <text:p/>
          </table:table-cell>
          <table:table-cell table:style-name="ce11" office:value-type="string" calcext:value-type="string">
            <text:p>Username:locked_out_user</text:p>
            <text:p/>
            <text:p>Password:secret_sauce</text:p>
          </table:table-cell>
          <table:table-cell table:style-name="ce11" office:value-type="string" calcext:value-type="string">
            <text:p>Given user nameand password should accepted</text:p>
          </table:table-cell>
          <table:table-cell table:style-name="ce11" office:value-type="string" calcext:value-type="string">
            <text:p>Given username not accepted</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13</text:p>
          </table:table-cell>
          <table:table-cell table:style-name="ce10" office:value-type="string" calcext:value-type="string">
            <text:p>Login page</text:p>
          </table:table-cell>
          <table:table-cell table:style-name="ce10" office:value-type="string" calcext:value-type="string">
            <text:p>Verify whether username "performance_glitch_user"</text:p>
            <text:p>password:"secret_sauce" enter or not</text:p>
          </table:table-cell>
          <table:table-cell table:style-name="ce10" office:value-type="string" calcext:value-type="string">
            <text:p>1.Open to the browser</text:p>
            <text:p>2.Open login page</text:p>
            <text:p>3.Type  given user name and password</text:p>
            <text:p/>
          </table:table-cell>
          <table:table-cell table:style-name="ce10" office:value-type="string" calcext:value-type="string">
            <text:p>1.User should ensure there is proper internet connectivity.</text:p>
            <text:p>2.Confirm correct URL is exist </text:p>
            <text:p>3.Confirm browser open the Completion page</text:p>
            <text:p/>
          </table:table-cell>
          <table:table-cell table:style-name="ce10" office:value-type="string" calcext:value-type="string">
            <text:p>Username:performance_glitch_user</text:p>
            <text:p/>
            <text:p>Password:secret_sauce</text:p>
          </table:table-cell>
          <table:table-cell table:style-name="ce10" office:value-type="string" calcext:value-type="string">
            <text:p>Given user nameand password should accepted</text:p>
          </table:table-cell>
          <table:table-cell table:style-name="ce10" office:value-type="string" calcext:value-type="string">
            <text:p>Given username not accepted in some times</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14</text:p>
          </table:table-cell>
          <table:table-cell table:style-name="ce11" office:value-type="string" calcext:value-type="string">
            <text:p>Product gallery page</text:p>
          </table:table-cell>
          <table:table-cell table:style-name="ce11" office:value-type="string" calcext:value-type="string">
            <text:p>Check out another user  (username "problem_user"</text:p>
            <text:p>password:"secret_sauce" ) ,verify their product gallery page, verify their filter button working or not </text:p>
          </table:table-cell>
          <table:table-cell table:style-name="ce11" office:value-type="string" calcext:value-type="string">
            <text:p>1.Open to the browser</text:p>
            <text:p>2.Open login page</text:p>
            <text:p>3.Type  given user name and password</text:p>
            <text:p>4.Add possible filters</text:p>
          </table:table-cell>
          <table:table-cell table:style-name="ce11" office:value-type="string" calcext:value-type="string">
            <text:p>1.User should ensure there is proper internet connectivity.</text:p>
            <text:p>2.Confirm correct URL is exist </text:p>
            <text:p>3.Confirm browser open the Product gallery page</text:p>
            <text:p/>
          </table:table-cell>
          <table:table-cell table:style-name="ce11" office:value-type="string" calcext:value-type="string">
            <text:p>Username:problem_user</text:p>
            <text:p/>
            <text:p/>
            <text:p>Password:secret_sauce</text:p>
          </table:table-cell>
          <table:table-cell table:style-name="ce14" office:value-type="string" calcext:value-type="string">
            <text:p><text:a xlink:href="http://2.in/" xlink:type="simple">1.Given user nameand password should accepted
2.In Product gallery page  image of products and description should same 
3.Each product should have their own image 
4.filter should work</text:a></text:p>
          </table:table-cell>
          <table:table-cell table:style-name="ce11" office:value-type="string" calcext:value-type="string">
            <text:p>different product contain same image and filter should not work</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15</text:p>
          </table:table-cell>
          <table:table-cell table:style-name="ce8" office:value-type="string" calcext:value-type="string">
            <text:p>Product gallery page</text:p>
          </table:table-cell>
          <table:table-cell table:style-name="ce10" office:value-type="string" calcext:value-type="string">
            <text:p>Verify the presence of products, burger button(toggle button), cart icon,dropdown filter</text:p>
          </table:table-cell>
          <table:table-cell table:style-name="ce10" office:value-type="string" calcext:value-type="string">
            <text:p>1.Go to the product page</text:p>
            <text:p>2.Check whether productes are displayed or not</text:p>
          </table:table-cell>
          <table:table-cell table:style-name="ce10" office:value-type="string" calcext:value-type="string">
            <text:p>1.User should ensure there is proper internet connectivity.</text:p>
            <text:p>2.Confirm correct URL is exist</text:p>
            <text:p>3.Confirm browser open the Product gallery page</text:p>
          </table:table-cell>
          <table:table-cell table:style-name="ce8" office:value-type="string" calcext:value-type="string">
            <text:p>Nil</text:p>
          </table:table-cell>
          <table:table-cell table:style-name="ce10" office:value-type="string" calcext:value-type="string">
            <text:p>1.Products should displayed on gallery</text:p>
            <text:p>2.Burger button (toggle buttun) should placed on left side of header</text:p>
            <text:p>3.Cart icon Should placed on Right side of the header</text:p>
            <text:p>4.Drop down filter should placed right side and below the header</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16</text:p>
          </table:table-cell>
          <table:table-cell table:style-name="ce9" office:value-type="string" calcext:value-type="string">
            <text:p>Product gallery page</text:p>
          </table:table-cell>
          <table:table-cell table:style-name="ce11" office:value-type="string" calcext:value-type="string">
            <text:p>Verify the working and functions of burger button(toggle button)</text:p>
          </table:table-cell>
          <table:table-cell table:style-name="ce11" office:value-type="string" calcext:value-type="string">
            <text:p>1.Go to the product page</text:p>
            <text:p>2.Click the burger button</text:p>
          </table:table-cell>
          <table:table-cell table:style-name="ce11" office:value-type="string" calcext:value-type="string">
            <text:p>1.User should ensure there is proper internet connectivity.</text:p>
            <text:p>2.Confirm correct URL is exist</text:p>
            <text:p>3.Confirm browser open the Product gallery page</text:p>
          </table:table-cell>
          <table:table-cell table:style-name="ce9" office:value-type="string" calcext:value-type="string">
            <text:p>Nil</text:p>
          </table:table-cell>
          <table:table-cell table:style-name="ce11" office:value-type="string" calcext:value-type="string">
            <text:p>Menu should expand When click on the burger button and it should collapse while click on the close button </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17</text:p>
          </table:table-cell>
          <table:table-cell table:style-name="ce8" office:value-type="string" calcext:value-type="string">
            <text:p>Product gallery page</text:p>
          </table:table-cell>
          <table:table-cell table:style-name="ce10" office:value-type="string" calcext:value-type="string">
            <text:p>Verify the working and alignment of the menu links on the side menu.</text:p>
          </table:table-cell>
          <table:table-cell table:style-name="ce10" office:value-type="string" calcext:value-type="string">
            <text:p>1.Go to the product page</text:p>
            <text:p>2.Click the burger button</text:p>
            <text:p>3.Click menu " All items"</text:p>
            <text:p>4.Click menu "About"</text:p>
            <text:p>5.Click menu "Log out"</text:p>
            <text:p>6.Click menu "Reset App state"</text:p>
          </table:table-cell>
          <table:table-cell table:style-name="ce10" office:value-type="string" calcext:value-type="string">
            <text:p>1.User should ensure there is proper internet connectivity.</text:p>
            <text:p>2.Confirm correct URL is exist</text:p>
            <text:p>3.Confirm browser open the Product gallery page</text:p>
            <text:p>4.Make sure side menu are open</text:p>
          </table:table-cell>
          <table:table-cell table:style-name="ce10" office:value-type="string" calcext:value-type="string">
            <text:p>Nil</text:p>
          </table:table-cell>
          <table:table-cell table:style-name="ce10" office:value-type="string" calcext:value-type="string">
            <text:p>1.When Click on Menu "" All items"</text:p>
            <text:p>should display all items</text:p>
            <text:p>2.When Click on Menu " about" should redirect to about page</text:p>
            <text:p>3.When click on menu"log out" section should sign off and back to login page</text:p>
            <text:p>4.When click on Reset app state system should reset the app state</text:p>
          </table:table-cell>
          <table:table-cell table:style-name="ce10" office:value-type="string" calcext:value-type="string">
            <text:p>Except for the "All items" and "Reset App state" menu links not working, the rest are all working </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18</text:p>
          </table:table-cell>
          <table:table-cell table:style-name="ce9" office:value-type="string" calcext:value-type="string">
            <text:p>Product gallery page</text:p>
          </table:table-cell>
          <table:table-cell table:style-name="ce11" office:value-type="string" calcext:value-type="string">
            <text:p>Verify the working and alignment of the cart on the header</text:p>
          </table:table-cell>
          <table:table-cell table:style-name="ce11" office:value-type="string" calcext:value-type="string">
            <text:p>1.Go to the product page</text:p>
            <text:p>2.Click on the cart icon</text:p>
          </table:table-cell>
          <table:table-cell table:style-name="ce11" office:value-type="string" calcext:value-type="string">
            <text:p>1.User should ensure there is proper internet connectivity.</text:p>
            <text:p>2.Confirm correct URL is exist</text:p>
            <text:p>3.Confirm browser open the Product gallery page</text:p>
            <text:p>4.Make sure the Cart opened</text:p>
          </table:table-cell>
          <table:table-cell table:style-name="ce9" office:value-type="string" calcext:value-type="string">
            <text:p>Nil</text:p>
          </table:table-cell>
          <table:table-cell table:style-name="ce11" office:value-type="string" calcext:value-type="string">
            <text:p>When clicking on the Cart icon it should redirect to the Cart detail page and must pass a message mentioning "No item Selected"</text:p>
          </table:table-cell>
          <table:table-cell table:style-name="ce11" office:value-type="string" calcext:value-type="string">
            <text:p>It redirects detail page but does not contain a remainder message that mentions "No item selected"</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19</text:p>
          </table:table-cell>
          <table:table-cell table:style-name="ce8" office:value-type="string" calcext:value-type="string">
            <text:p>Product gallery page</text:p>
          </table:table-cell>
          <table:table-cell table:style-name="ce10" office:value-type="string" calcext:value-type="string">
            <text:p>Verify filter drop down button</text:p>
          </table:table-cell>
          <table:table-cell table:style-name="ce10" office:value-type="string" calcext:value-type="string">
            <text:p>1.Go to the product page</text:p>
            <text:p>2 Click filter drop down button</text:p>
            <text:p>3.Select  Name A-Z</text:p>
            <text:p>4. Select Name  Z-A</text:p>
            <text:p>5. Select Price Low to high</text:p>
            <text:p>6.Select Price Hight to Low</text:p>
          </table:table-cell>
          <table:table-cell table:style-name="ce10" office:value-type="string" calcext:value-type="string">
            <text:p>1.User should ensure there is proper internet connectivity.</text:p>
            <text:p>2.Confirm correct URL is exist</text:p>
            <text:p>3.Confirm browser open the Product gallery page</text:p>
            <text:p/>
          </table:table-cell>
          <table:table-cell table:style-name="ce10" office:value-type="string" calcext:value-type="string">
            <text:p>1.Select Name "A-Z"</text:p>
            <text:p>2.Select Name "Z-A"</text:p>
            <text:p>3.Select Prize "Low to High"</text:p>
            <text:p>4.Select Prize "High to Low"</text:p>
          </table:table-cell>
          <table:table-cell table:style-name="ce10" office:value-type="string" calcext:value-type="string">
            <text:p>1.The product should display  Name A-Z order while selecting Filter Name " A-Z".</text:p>
            <text:p>2.The product should display  Name Z-A order while selecting Filter Name " Z-A".</text:p>
            <text:p>3.The product should display  Prize Low to High order while selecting Filter Prize " Low to High".</text:p>
            <text:p>4.The product should display  Prize  High to Low order while selecting Filter Prize " High to Low".</text:p>
          </table:table-cell>
          <table:table-cell table:style-name="ce10" office:value-type="string" calcext:value-type="string">
            <text:p>Same as expected result</text:p>
          </table:table-cell>
          <table:table-cell table:style-name="ce19"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20</text:p>
          </table:table-cell>
          <table:table-cell table:style-name="ce9" office:value-type="string" calcext:value-type="string">
            <text:p>Product gallery page</text:p>
          </table:table-cell>
          <table:table-cell table:style-name="ce11" office:value-type="string" calcext:value-type="string">
            <text:p>Verify all product are listed on gallery</text:p>
            <text:p>Verify each prduct contain product image,name ,product prize and add to cart button</text:p>
            <text:p>Check the button on each product should clickable or dynamic</text:p>
            <text:p> </text:p>
            <text:p/>
          </table:table-cell>
          <table:table-cell table:style-name="ce11" office:value-type="string" calcext:value-type="string">
            <text:p>1.Go to the product page </text:p>
            <text:p>2.Click the button"Add to the cart"</text:p>
            <text:p>3.Check the Alignment of each product</text:p>
          </table:table-cell>
          <table:table-cell table:style-name="ce11" office:value-type="string" calcext:value-type="string">
            <text:p>1.User should ensure there is proper internet connectivity.</text:p>
            <text:p>2.Confirm correct URL is exist</text:p>
            <text:p>3.Confirm browser open the Product gallery page</text:p>
            <text:p/>
          </table:table-cell>
          <table:table-cell table:style-name="ce9" office:value-type="string" calcext:value-type="string">
            <text:p>Nil</text:p>
          </table:table-cell>
          <table:table-cell table:style-name="ce11" office:value-type="string" calcext:value-type="string">
            <text:p>1.All product should listed on gallery</text:p>
            <text:p>2.Each product shouldimage, contain name ,details,prize,and "Add to cart" button</text:p>
            <text:p>3.Button should Clickable and dynamic</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21</text:p>
          </table:table-cell>
          <table:table-cell table:style-name="ce8" office:value-type="string" calcext:value-type="string">
            <text:p>Product gallery page</text:p>
          </table:table-cell>
          <table:table-cell table:style-name="ce10" office:value-type="string" calcext:value-type="string">
            <text:p>Verify "Add to Cart button" functionality as well as remove button functionality</text:p>
          </table:table-cell>
          <table:table-cell table:style-name="ce10" office:value-type="string" calcext:value-type="string">
            <text:p>1.Go to the product page </text:p>
            <text:p>2.Click the button"Add to the cart"</text:p>
            <text:p>3.Check the Alignment of each product</text:p>
            <text:p>4.Click "Add to cart " button</text:p>
            <text:p>5.Click "Remove " button</text:p>
          </table:table-cell>
          <table:table-cell table:style-name="ce10" office:value-type="string" calcext:value-type="string">
            <text:p>1.User should ensure there is proper internet connectivity.</text:p>
            <text:p>2.Confirm correct URL is exist</text:p>
            <text:p>3.Confirm browser open the Product gallery page</text:p>
            <text:p/>
          </table:table-cell>
          <table:table-cell table:style-name="ce10" office:value-type="string" calcext:value-type="string">
            <text:p>Product added in Cart</text:p>
          </table:table-cell>
          <table:table-cell table:style-name="ce10" office:value-type="string" calcext:value-type="string">
            <text:p>1.The product should added to the cart When clicking on the "Add to cart" button  </text:p>
            <text:p>2.Cart icon should display the count of product</text:p>
            <text:p>3.The state of button should change to" remove button" after clicking "Add to cart button"</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22</text:p>
          </table:table-cell>
          <table:table-cell table:style-name="ce9" office:value-type="string" calcext:value-type="string">
            <text:p>Product gallery page</text:p>
          </table:table-cell>
          <table:table-cell table:style-name="ce11" office:value-type="string" calcext:value-type="string">
            <text:p>To check responsivenes of Product gallery page</text:p>
          </table:table-cell>
          <table:table-cell table:style-name="ce11" office:value-type="string" calcext:value-type="string">
            <text:p>1.Inspect the screen or open the product gallery page on different device(mobile,tablet)</text:p>
          </table:table-cell>
          <table:table-cell table:style-name="ce11" office:value-type="string" calcext:value-type="string">
            <text:p>1.User should ensure there is proper internet connectivity.</text:p>
            <text:p>2.Confirm correct URL is exist </text:p>
            <text:p>3.Confirm browser open the Product gallery page</text:p>
            <text:p>4.Confirm Availability of testing devices</text:p>
          </table:table-cell>
          <table:table-cell table:style-name="ce9" office:value-type="string" calcext:value-type="string">
            <text:p>Nil</text:p>
          </table:table-cell>
          <table:table-cell table:style-name="ce11" office:value-type="string" calcext:value-type="string">
            <text:p>1.The page should fit in every screen size </text:p>
            <text:p>2.The should be responsive.</text:p>
          </table:table-cell>
          <table:table-cell table:style-name="ce11" office:value-type="string" calcext:value-type="string">
            <text:p>1.Lot of unwanted space found between description and "add to cart button" ,"prize tag" <text:s/>in mobile screen size</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23</text:p>
          </table:table-cell>
          <table:table-cell table:style-name="ce8" office:value-type="string" calcext:value-type="string">
            <text:p>Product gallery page</text:p>
          </table:table-cell>
          <table:table-cell table:style-name="ce10" office:value-type="string" calcext:value-type="string">
            <text:p>Verify the product card exapand to large screen due to double click on the card</text:p>
          </table:table-cell>
          <table:table-cell table:style-name="ce10" office:value-type="string" calcext:value-type="string">
            <text:p>1.Go to the product page </text:p>
            <text:p>2.Double click on the card image</text:p>
          </table:table-cell>
          <table:table-cell table:style-name="ce10" office:value-type="string" calcext:value-type="string">
            <text:p>1.User should ensure there is proper internet connectivity.</text:p>
            <text:p>2.Confirm correct URL is exist</text:p>
            <text:p>3.Confirm browser open the Product gallery page</text:p>
            <text:p/>
          </table:table-cell>
          <table:table-cell table:style-name="ce8" office:value-type="string" calcext:value-type="string">
            <text:p>Nil</text:p>
          </table:table-cell>
          <table:table-cell table:style-name="ce10" office:value-type="string" calcext:value-type="string">
            <text:p>1.The product card should expand to full screen while double click on the anywhere of the card</text:p>
            <text:p>2.Image of the product should expand full screen</text:p>
          </table:table-cell>
          <table:table-cell table:style-name="ce10" office:value-type="string" calcext:value-type="string">
            <text:p>1.The card is expanding full screen when click only on the image </text:p>
            <text:p>2.System never meet expected result</text:p>
          </table:table-cell>
          <table:table-cell table:style-name="ce19"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24</text:p>
          </table:table-cell>
          <table:table-cell table:style-name="ce9" office:value-type="string" calcext:value-type="string">
            <text:p>Product gallery page</text:p>
          </table:table-cell>
          <table:table-cell table:style-name="ce11" office:value-type="string" calcext:value-type="string">
            <text:p>Verify the "Back to product" button</text:p>
            <text:p>Verify the alignment and functionality of button</text:p>
          </table:table-cell>
          <table:table-cell table:style-name="ce11" office:value-type="string" calcext:value-type="string">
            <text:p>1.Go to the product page </text:p>
            <text:p>2.Double click on the card image</text:p>
            <text:p>3. Click on the "Back to Product" button</text:p>
          </table:table-cell>
          <table:table-cell table:style-name="ce11" office:value-type="string" calcext:value-type="string">
            <text:p>1.User should ensure there is proper internet connectivity.</text:p>
            <text:p>2.Confirm correct URL is exist</text:p>
            <text:p>3.Confirm browser open the Product gallery page</text:p>
            <text:p/>
          </table:table-cell>
          <table:table-cell table:style-name="ce9" office:value-type="string" calcext:value-type="string">
            <text:p>Nil</text:p>
          </table:table-cell>
          <table:table-cell table:style-name="ce11" office:value-type="string" calcext:value-type="string">
            <text:p>System should back to Product gallery page while click on "Back to Product" button</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25</text:p>
          </table:table-cell>
          <table:table-cell table:style-name="ce10" office:value-type="string" calcext:value-type="string">
            <text:p>Product gallery page</text:p>
          </table:table-cell>
          <table:table-cell table:style-name="ce10" office:value-type="string" calcext:value-type="string">
            <text:p>Verify the presence of user details</text:p>
          </table:table-cell>
          <table:table-cell table:style-name="ce10" office:value-type="string" calcext:value-type="string">
            <text:p>1.Open to the browser</text:p>
            <text:p>2.Login to Swaglab</text:p>
            <text:p>3.Make sure product gallery is open</text:p>
          </table:table-cell>
          <table:table-cell table:style-name="ce10" office:value-type="string" calcext:value-type="string">
            <text:p>1.User should ensure there is proper internet connectivity.</text:p>
            <text:p>2.Confirm correct URL is exist </text:p>
            <text:p>3.Confirm browser open the Completion page</text:p>
            <text:p/>
          </table:table-cell>
          <table:table-cell table:style-name="ce10" office:value-type="string" calcext:value-type="string">
            <text:p>Nil</text:p>
          </table:table-cell>
          <table:table-cell table:style-name="ce10" office:value-type="string" calcext:value-type="string">
            <text:p>1.User  icon should display on header because system should know which user is entered </text:p>
            <text:p>2.user details should display or redirect users page whilec click on user's icon</text:p>
          </table:table-cell>
          <table:table-cell table:style-name="ce10" office:value-type="string" calcext:value-type="string">
            <text:p>Unable to Find user icon and userdetails .System failed to meet expected result</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26</text:p>
          </table:table-cell>
          <table:table-cell table:style-name="ce9" office:value-type="string" calcext:value-type="string">
            <text:p>Product gallery page</text:p>
          </table:table-cell>
          <table:table-cell table:style-name="ce11" office:value-type="string" calcext:value-type="string">
            <text:p>Verify multiple number of same product should added to cart</text:p>
          </table:table-cell>
          <table:table-cell table:style-name="ce11" office:value-type="string" calcext:value-type="string">
            <text:p>1.Go to the product page </text:p>
            <text:p>2.Add Product to cart</text:p>
            <text:p/>
          </table:table-cell>
          <table:table-cell table:style-name="ce11" office:value-type="string" calcext:value-type="string">
            <text:p>1.User should ensure there is proper internet connectivity.</text:p>
            <text:p>2.Confirm correct URL is exist</text:p>
            <text:p>3.Confirm browser open the Product gallery page</text:p>
            <text:p/>
          </table:table-cell>
          <table:table-cell table:style-name="ce11" office:value-type="string" calcext:value-type="string">
            <text:p>Product added in Cart</text:p>
          </table:table-cell>
          <table:table-cell table:style-name="ce11" office:value-type="string" calcext:value-type="string">
            <text:p>System should allow to add same product multiple times</text:p>
          </table:table-cell>
          <table:table-cell table:style-name="ce11" office:value-type="string" calcext:value-type="string">
            <text:p>1.Failed to meet Expected result</text:p>
            <text:p>2.Unable to add same product to cart in multiple times</text:p>
            <text:p>3.System allows Add Product to cart only once</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27</text:p>
          </table:table-cell>
          <table:table-cell table:style-name="ce10" office:value-type="string" calcext:value-type="string">
            <text:p>Product gallery page</text:p>
          </table:table-cell>
          <table:table-cell table:style-name="ce10" office:value-type="string" calcext:value-type="string">
            <text:p>Verify the presence of user details</text:p>
          </table:table-cell>
          <table:table-cell table:style-name="ce10" office:value-type="string" calcext:value-type="string">
            <text:p>1.Open to the browser</text:p>
            <text:p>2.Login to Swaglab</text:p>
            <text:p>3.Make sure product gallery is open</text:p>
          </table:table-cell>
          <table:table-cell table:style-name="ce10" office:value-type="string" calcext:value-type="string">
            <text:p>1.User should ensure there is proper internet connectivity.</text:p>
            <text:p>2.Confirm correct URL is exist </text:p>
            <text:p>3.Confirm browser open the Completion page</text:p>
            <text:p/>
          </table:table-cell>
          <table:table-cell table:style-name="ce10" office:value-type="string" calcext:value-type="string">
            <text:p>Nil</text:p>
          </table:table-cell>
          <table:table-cell table:style-name="ce10" office:value-type="string" calcext:value-type="string">
            <text:p>1.User  icon should display on header because system should know which user is entered </text:p>
            <text:p>2.user details should display or redirect users page while click on user's icon</text:p>
          </table:table-cell>
          <table:table-cell table:style-name="ce10" office:value-type="string" calcext:value-type="string">
            <text:p>Unable to Find user icon and userdetails .System failed to meet expected result</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28</text:p>
          </table:table-cell>
          <table:table-cell table:style-name="ce9" office:value-type="string" calcext:value-type="string">
            <text:p>Product gallery page</text:p>
          </table:table-cell>
          <table:table-cell table:style-name="ce11" office:value-type="string" calcext:value-type="string">
            <text:p>Verify the filter in product gallery page in new user(username:error_user)</text:p>
          </table:table-cell>
          <table:table-cell table:style-name="ce11" office:value-type="string" calcext:value-type="string">
            <text:p>1.Open to the browser</text:p>
            <text:p>2.Login to Swaglab</text:p>
            <text:p>3.Make sure product gallery is open</text:p>
          </table:table-cell>
          <table:table-cell table:style-name="ce11" office:value-type="string" calcext:value-type="string">
            <text:p>1.User should ensure there is proper internet connectivity.</text:p>
            <text:p>2.Confirm correct URL is exist </text:p>
            <text:p>3.Confirm browser open the Completion page</text:p>
            <text:p/>
          </table:table-cell>
          <table:table-cell table:style-name="ce9" office:value-type="string" calcext:value-type="string">
            <text:p>Nil</text:p>
          </table:table-cell>
          <table:table-cell table:style-name="ce11" office:value-type="string" calcext:value-type="string">
            <text:p>Filter should working when add all possible filters in the field</text:p>
            <text:p/>
          </table:table-cell>
          <table:table-cell table:style-name="ce11" office:value-type="string" calcext:value-type="string">
            <text:p>Filters not working</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29</text:p>
          </table:table-cell>
          <table:table-cell table:style-name="ce8" office:value-type="string" calcext:value-type="string">
            <text:p>Your Cart detail Page</text:p>
          </table:table-cell>
          <table:table-cell table:style-name="ce10" office:value-type="string" calcext:value-type="string">
            <text:p>Verify presence "Continue Shopping" button</text:p>
          </table:table-cell>
          <table:table-cell table:style-name="ce10" office:value-type="string" calcext:value-type="string">
            <text:p>1.Go to the product page </text:p>
            <text:p>2. Click Cart icon</text:p>
            <text:p>3.Click Continue Shopping button</text:p>
          </table:table-cell>
          <table:table-cell table:style-name="ce10" office:value-type="string" calcext:value-type="string">
            <text:p>1.User should ensure there is proper internet connectivity.</text:p>
            <text:p>2.Confirm correct URL is exist</text:p>
            <text:p>3.Confirm browser open the Product gallery page</text:p>
            <text:p/>
          </table:table-cell>
          <table:table-cell table:style-name="ce8" office:value-type="string" calcext:value-type="string">
            <text:p>Nil</text:p>
          </table:table-cell>
          <table:table-cell table:style-name="ce10" office:value-type="string" calcext:value-type="string">
            <text:p>1.System should back to Product gallery page while click to "Contine Shopping button"</text:p>
            <text:p>2.Button should be Clickable and dynamic</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30</text:p>
          </table:table-cell>
          <table:table-cell table:style-name="ce9" office:value-type="string" calcext:value-type="string">
            <text:p>Your Cart detail Page</text:p>
          </table:table-cell>
          <table:table-cell table:style-name="ce11" office:value-type="string" calcext:value-type="string">
            <text:p>Verify Added item should present in to the cart details page</text:p>
          </table:table-cell>
          <table:table-cell table:style-name="ce11" office:value-type="string" calcext:value-type="string">
            <text:p>1.Go to the product page </text:p>
            <text:p>2. Click Cart icon</text:p>
            <text:p/>
          </table:table-cell>
          <table:table-cell table:style-name="ce11" office:value-type="string" calcext:value-type="string">
            <text:p>1.User should ensure there is proper internet connectivity.</text:p>
            <text:p>2.Confirm correct URL is exist</text:p>
            <text:p>3.Confirm browser open the Cart detail page</text:p>
            <text:p/>
          </table:table-cell>
          <table:table-cell table:style-name="ce11" office:value-type="string" calcext:value-type="string">
            <text:p>Product added in Cart</text:p>
          </table:table-cell>
          <table:table-cell table:style-name="ce11" office:value-type="string" calcext:value-type="string">
            <text:p>Added Product should display on cart detail page</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31</text:p>
          </table:table-cell>
          <table:table-cell table:style-name="ce8" office:value-type="string" calcext:value-type="string">
            <text:p>Your Cart detail Page</text:p>
          </table:table-cell>
          <table:table-cell table:style-name="ce10" office:value-type="string" calcext:value-type="string">
            <text:p>Verify the Presence of  checkout button</text:p>
            <text:p>Check whether the Checkout button Clickable or not </text:p>
          </table:table-cell>
          <table:table-cell table:style-name="ce10" office:value-type="string" calcext:value-type="string">
            <text:p>1.Go to the product page </text:p>
            <text:p>2. Click Cart icon</text:p>
            <text:p>3.Click Checkout button</text:p>
            <text:p/>
          </table:table-cell>
          <table:table-cell table:style-name="ce10" office:value-type="string" calcext:value-type="string">
            <text:p>1.User should ensure there is proper internet connectivity.</text:p>
            <text:p>2.Confirm correct URL is exist</text:p>
            <text:p>3.Confirm browser open the Cart detail page</text:p>
            <text:p/>
          </table:table-cell>
          <table:table-cell table:style-name="ce8" office:value-type="string" calcext:value-type="string">
            <text:p>Nil</text:p>
          </table:table-cell>
          <table:table-cell table:style-name="ce10" office:value-type="string" calcext:value-type="string">
            <text:p>Checkout button Should be clickable and dynamic</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32</text:p>
          </table:table-cell>
          <table:table-cell table:style-name="ce9" office:value-type="string" calcext:value-type="string">
            <text:p>Your Cart detail Page</text:p>
          </table:table-cell>
          <table:table-cell table:style-name="ce11" office:value-type="string" calcext:value-type="string">
            <text:p>Verify Vacant <text:s/>Cart Should not allowed to Checkout to next page</text:p>
          </table:table-cell>
          <table:table-cell table:style-name="ce11" office:value-type="string" calcext:value-type="string">
            <text:p>1.Go to the product page </text:p>
            <text:p>2. Click Cart icon</text:p>
            <text:p>3.Click Checkout button</text:p>
            <text:p/>
          </table:table-cell>
          <table:table-cell table:style-name="ce11" office:value-type="string" calcext:value-type="string">
            <text:p>1.User should ensure there is proper internet connectivity.</text:p>
            <text:p>2.Confirm correct URL is exist</text:p>
            <text:p>3.Confirm browser open the Cart detail page</text:p>
            <text:p/>
          </table:table-cell>
          <table:table-cell table:style-name="ce9" office:value-type="string" calcext:value-type="string">
            <text:p>Nil</text:p>
          </table:table-cell>
          <table:table-cell table:style-name="ce11" office:value-type="string" calcext:value-type="string">
            <text:p>1.The system Should not allow to Checkout to the next page if the Cart is empty</text:p>
            <text:p>2.Must pass a required message mentining "The Cart is Empty"</text:p>
            <text:p> while click on the check out button.</text:p>
            <text:p/>
          </table:table-cell>
          <table:table-cell table:style-name="ce11" office:value-type="string" calcext:value-type="string">
            <text:p>System does not meet actual result .</text:p>
            <text:p>Empty cart can redirect to  next page when click on checkout button</text:p>
          </table:table-cell>
          <table:table-cell table:style-name="ce17" office:value-type="string" calcext:value-type="string">
            <text:p>Fail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33</text:p>
          </table:table-cell>
          <table:table-cell table:style-name="ce8" office:value-type="string" calcext:value-type="string">
            <text:p>Your Cart detail Page</text:p>
          </table:table-cell>
          <table:table-cell table:style-name="ce8" office:value-type="string" calcext:value-type="string">
            <text:p>Check the resposiveness of </text:p>
            <text:p>Your Cart detail page</text:p>
          </table:table-cell>
          <table:table-cell table:style-name="ce10" office:value-type="string" calcext:value-type="string">
            <text:p>1.Open the "Your cart details page" in different testing devices</text:p>
            <text:p> </text:p>
            <text:p/>
          </table:table-cell>
          <table:table-cell table:style-name="ce10" office:value-type="string" calcext:value-type="string">
            <text:p>1.User should ensure there is proper internet connectivity.</text:p>
            <text:p>2.Confirm correct URL is exist</text:p>
            <text:p>3.Confirm browser open the Cart detail page</text:p>
            <text:p>4.Confirm Availability of  Testing devices</text:p>
          </table:table-cell>
          <table:table-cell table:style-name="ce8" office:value-type="string" calcext:value-type="string">
            <text:p>Nil</text:p>
          </table:table-cell>
          <table:table-cell table:style-name="ce10" office:value-type="string" calcext:value-type="string">
            <text:p>Page should responsive and fit in different screen size</text:p>
          </table:table-cell>
          <table:table-cell table:style-name="ce10" office:value-type="string" calcext:value-type="string">
            <text:p>Same as expected result</text:p>
          </table:table-cell>
          <table:table-cell table:style-name="ce19"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34</text:p>
          </table:table-cell>
          <table:table-cell table:style-name="ce9" office:value-type="string" calcext:value-type="string">
            <text:p>Your Cart detail Page</text:p>
          </table:table-cell>
          <table:table-cell table:style-name="ce11" office:value-type="string" calcext:value-type="string">
            <text:p>Verify Whether Selected product Should check out or not</text:p>
          </table:table-cell>
          <table:table-cell table:style-name="ce11" office:value-type="string" calcext:value-type="string">
            <text:p>1.Go to the product page</text:p>
            <text:p>2.Select Product </text:p>
            <text:p>3. Click Cart icon</text:p>
            <text:p>4.Click Checkout button</text:p>
            <text:p/>
          </table:table-cell>
          <table:table-cell table:style-name="ce11" office:value-type="string" calcext:value-type="string">
            <text:p>1.User should ensure there is proper internet connectivity.</text:p>
            <text:p>2.Confirm correct URL is exist</text:p>
            <text:p>3.Confirm browser open the Cart detail page</text:p>
            <text:p/>
          </table:table-cell>
          <table:table-cell table:style-name="ce9" office:value-type="string" calcext:value-type="string">
            <text:p>Seleted Product</text:p>
          </table:table-cell>
          <table:table-cell table:style-name="ce11" office:value-type="string" calcext:value-type="string">
            <text:p>System should allow to check out if the cart has a product</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35</text:p>
          </table:table-cell>
          <table:table-cell table:style-name="ce8" office:value-type="string" calcext:value-type="string">
            <text:p>Your Cart detail Page</text:p>
          </table:table-cell>
          <table:table-cell table:style-name="ce10" office:value-type="string" calcext:value-type="string">
            <text:p>Verify the Functionality and alignment of Remove button </text:p>
          </table:table-cell>
          <table:table-cell table:style-name="ce10" office:value-type="string" calcext:value-type="string">
            <text:p>1.Go to the product page</text:p>
            <text:p>2.Select Product </text:p>
            <text:p>3. Click Cart icon</text:p>
            <text:p>4.Click Remove button</text:p>
            <text:p/>
          </table:table-cell>
          <table:table-cell table:style-name="ce10" office:value-type="string" calcext:value-type="string">
            <text:p>1.User should ensure there is proper internet connectivity.</text:p>
            <text:p>2.Confirm correct URL is exist</text:p>
            <text:p>3.Confirm browser open the Cart detail page</text:p>
            <text:p/>
          </table:table-cell>
          <table:table-cell table:style-name="ce8" office:value-type="string" calcext:value-type="string">
            <text:p>Seleted Product</text:p>
          </table:table-cell>
          <table:table-cell table:style-name="ce10" office:value-type="string" calcext:value-type="string">
            <text:p>System Should remove product from the cart when click on the remove button</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36</text:p>
          </table:table-cell>
          <table:table-cell table:style-name="ce9" office:value-type="string" calcext:value-type="string">
            <text:p>Your Cart detail Page</text:p>
          </table:table-cell>
          <table:table-cell table:style-name="ce11" office:value-type="string" calcext:value-type="string">
            <text:p>Check alignment of text "QTY" and description</text:p>
          </table:table-cell>
          <table:table-cell table:style-name="ce11" office:value-type="string" calcext:value-type="string">
            <text:p>1.Go to the product page</text:p>
            <text:p>2.Select Product </text:p>
            <text:p>3. Click Cart icon</text:p>
            <text:p/>
            <text:p/>
          </table:table-cell>
          <table:table-cell table:style-name="ce11" office:value-type="string" calcext:value-type="string">
            <text:p>1.User should ensure there is proper internet connectivity.</text:p>
            <text:p>2.Confirm correct URL is exist</text:p>
            <text:p>3.Confirm browser open the Cart detail page</text:p>
            <text:p/>
          </table:table-cell>
          <table:table-cell table:style-name="ce9" office:value-type="string" calcext:value-type="string">
            <text:p>Seleted Product</text:p>
          </table:table-cell>
          <table:table-cell table:style-name="ce11" office:value-type="string" calcext:value-type="string">
            <text:p>1.Alignment of "QTY" and "Description" should meet requirement</text:p>
            <text:p>2. Quantity of Product should display under the "QTY"</text:p>
            <text:p>3.Product description should display under the "Description"</text:p>
            <text:p/>
          </table:table-cell>
          <table:table-cell table:style-name="ce11" office:value-type="string" calcext:value-type="string">
            <text:p>1.The Alignment of "QTY" text is incorrect</text:p>
            <text:p>2."QTY" Text  placed Slightly left . It should be exactly above the quantity of product</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37</text:p>
          </table:table-cell>
          <table:table-cell table:style-name="ce8" office:value-type="string" calcext:value-type="string">
            <text:p>Your Cart detail Page</text:p>
          </table:table-cell>
          <table:table-cell table:style-name="ce10" office:value-type="string" calcext:value-type="string">
            <text:p>To check the Spelling and grammar of the title and description of the selected products</text:p>
          </table:table-cell>
          <table:table-cell table:style-name="ce10" office:value-type="string" calcext:value-type="string">
            <text:p>1.Go to the product page</text:p>
            <text:p>2.Select Product </text:p>
            <text:p>3. Click Cart icon</text:p>
            <text:p/>
            <text:p/>
          </table:table-cell>
          <table:table-cell table:style-name="ce10" office:value-type="string" calcext:value-type="string">
            <text:p>1.User should ensure there is proper internet connectivity.</text:p>
            <text:p>2.Confirm correct URL is exist</text:p>
            <text:p>3.Confirm browser open the Cart detail page</text:p>
            <text:p/>
          </table:table-cell>
          <table:table-cell table:style-name="ce8" office:value-type="string" calcext:value-type="string">
            <text:p>Seleted Product</text:p>
          </table:table-cell>
          <table:table-cell table:style-name="ce10" office:value-type="string" calcext:value-type="string">
            <text:p>1.Description of product should contain correct spelling and grammer </text:p>
            <text:p>2. Description should be correct</text:p>
          </table:table-cell>
          <table:table-cell table:style-name="ce10" office:value-type="string" calcext:value-type="string">
            <text:p>1.Unwanted grouping operatores"()" are present in the Product description ."Sauce Labs Backpack"</text:p>
            <text:p>2.a sentance should not start with lowecase letters</text:p>
            <text:p>3.Incorrect heading found in product "T-shirt red"</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38</text:p>
          </table:table-cell>
          <table:table-cell table:style-name="ce11" office:value-type="string" calcext:value-type="string">
            <text:p>Your information page</text:p>
          </table:table-cell>
          <table:table-cell table:style-name="ce11" office:value-type="string" calcext:value-type="string">
            <text:p>Verify Prenence of wanted Inputs field are display or not</text:p>
          </table:table-cell>
          <table:table-cell table:style-name="ce11" office:value-type="string" calcext:value-type="string">
            <text:p>1.Got to check out your information page</text:p>
          </table:table-cell>
          <table:table-cell table:style-name="ce11" office:value-type="string" calcext:value-type="string">
            <text:p>1.User should ensure there is proper internet connectivity.</text:p>
            <text:p>2.Confirm correct URL is exist</text:p>
            <text:p>3.Confirm browser open the Your Information page</text:p>
            <text:p/>
          </table:table-cell>
          <table:table-cell table:style-name="ce9" office:value-type="string" calcext:value-type="string">
            <text:p>Nil</text:p>
          </table:table-cell>
          <table:table-cell table:style-name="ce11" office:value-type="string" calcext:value-type="string">
            <text:p>1.User Name Filed ,(First name, last name,</text:p>
            <text:p>Should present</text:p>
            <text:p>2.User Adderss(including postal code) Field Should Present</text:p>
            <text:p>3.Contact number Should present</text:p>
            <text:p>4.Payment mode Field should present</text:p>
            <text:p>5.Payment link field should present</text:p>
            <text:p/>
          </table:table-cell>
          <table:table-cell table:style-name="ce11" office:value-type="string" calcext:value-type="string">
            <text:p>1.  All madatory Fields are not available in this page</text:p>
            <text:p>2.Only first name,last name, postal code fields are availble </text:p>
            <text:p>3.Page does not meet customer requirement</text:p>
            <text:p>4.Absence of payment field</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39</text:p>
          </table:table-cell>
          <table:table-cell table:style-name="ce10" office:value-type="string" calcext:value-type="string">
            <text:p>Your information page</text:p>
          </table:table-cell>
          <table:table-cell table:style-name="ce10" office:value-type="string" calcext:value-type="string">
            <text:p>Verify the presence of Cancel button</text:p>
          </table:table-cell>
          <table:table-cell table:style-name="ce10" office:value-type="string" calcext:value-type="string">
            <text:p>1.Got to check out your information page</text:p>
          </table:table-cell>
          <table:table-cell table:style-name="ce10" office:value-type="string" calcext:value-type="string">
            <text:p>1.User should ensure there is proper internet connectivity.</text:p>
            <text:p>2.Confirm correct URL is exist</text:p>
            <text:p>3.Confirm browser open the Your Information page</text:p>
            <text:p/>
          </table:table-cell>
          <table:table-cell table:style-name="ce8" office:value-type="string" calcext:value-type="string">
            <text:p>Nil</text:p>
          </table:table-cell>
          <table:table-cell table:style-name="ce10" office:value-type="string" calcext:value-type="string">
            <text:p>1.Section should terminate and back to previous page when click on Cancel button</text:p>
            <text:p>2.Cancel button should Clickable and Dynamic</text:p>
            <text:p>3.Should Perfectly aligned</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40</text:p>
          </table:table-cell>
          <table:table-cell table:style-name="ce11" office:value-type="string" calcext:value-type="string">
            <text:p>Your information page</text:p>
          </table:table-cell>
          <table:table-cell table:style-name="ce11" office:value-type="string" calcext:value-type="string">
            <text:p>Verify the presence od Continue button</text:p>
          </table:table-cell>
          <table:table-cell table:style-name="ce11" office:value-type="string" calcext:value-type="string">
            <text:p>1.Got to check out your information page</text:p>
          </table:table-cell>
          <table:table-cell table:style-name="ce11" office:value-type="string" calcext:value-type="string">
            <text:p>1.User should ensure there is proper internet connectivity.</text:p>
            <text:p>2.Confirm correct URL is exist</text:p>
            <text:p>3.Confirm browser open the Your Information page</text:p>
            <text:p/>
          </table:table-cell>
          <table:table-cell table:style-name="ce9" office:value-type="string" calcext:value-type="string">
            <text:p>Nil</text:p>
          </table:table-cell>
          <table:table-cell table:style-name="ce11" office:value-type="string" calcext:value-type="string">
            <text:p>1.Continue button should Clickable and Dynamic</text:p>
            <text:p>2.Should perfectly aligned</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41</text:p>
          </table:table-cell>
          <table:table-cell table:style-name="ce10" office:value-type="string" calcext:value-type="string">
            <text:p>Your information page</text:p>
          </table:table-cell>
          <table:table-cell table:style-name="ce10" office:value-type="string" calcext:value-type="string">
            <text:p>Verify whether Blank input field will exist or not</text:p>
          </table:table-cell>
          <table:table-cell table:style-name="ce10" office:value-type="string" calcext:value-type="string">
            <text:p>1.Got to check out your information page</text:p>
          </table:table-cell>
          <table:table-cell table:style-name="ce10" office:value-type="string" calcext:value-type="string">
            <text:p>1.User should ensure there is proper internet connectivity.</text:p>
            <text:p>2.Confirm correct URL is exist</text:p>
            <text:p>3.Confirm browser open the Your Information page</text:p>
            <text:p/>
          </table:table-cell>
          <table:table-cell table:style-name="ce8" office:value-type="string" calcext:value-type="string">
            <text:p>Nil</text:p>
          </table:table-cell>
          <table:table-cell table:style-name="ce10" office:value-type="string" calcext:value-type="string">
            <text:p>Blank input Field should not accepted and pass required message mentioning "First Name required"</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42</text:p>
          </table:table-cell>
          <table:table-cell table:style-name="ce11" office:value-type="string" calcext:value-type="string">
            <text:p>Your information page</text:p>
          </table:table-cell>
          <table:table-cell table:style-name="ce11" office:value-type="string" calcext:value-type="string">
            <text:p>Verify  entry should rejected when  one of the field is empty</text:p>
            <text:p>(fill  first name ,last name leave postal code)</text:p>
          </table:table-cell>
          <table:table-cell table:style-name="ce11" office:value-type="string" calcext:value-type="string">
            <text:p>1.Got to check out your information page</text:p>
            <text:p>2.Type First name </text:p>
            <text:p>3.Type  Last name</text:p>
            <text:p>4.leave Postal code</text:p>
            <text:p>5.Click continue</text:p>
          </table:table-cell>
          <table:table-cell table:style-name="ce11" office:value-type="string" calcext:value-type="string">
            <text:p>1.User should ensure there is proper internet connectivity.</text:p>
            <text:p>2.Confirm correct URL is exist</text:p>
            <text:p>3.Confirm browser open the Your information page</text:p>
            <text:p/>
          </table:table-cell>
          <table:table-cell table:style-name="ce11" office:value-type="string" calcext:value-type="string">
            <text:p>First name: Rahul</text:p>
            <text:p>Last Name: Raj</text:p>
            <text:p>Postal code:</text:p>
          </table:table-cell>
          <table:table-cell table:style-name="ce11" office:value-type="string" calcext:value-type="string">
            <text:p>Entry Should rejected one of the field is empty and pass required message mentioning" postal code is required" </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43</text:p>
          </table:table-cell>
          <table:table-cell table:style-name="ce10" office:value-type="string" calcext:value-type="string">
            <text:p>Your information page</text:p>
          </table:table-cell>
          <table:table-cell table:style-name="ce10" office:value-type="string" calcext:value-type="string">
            <text:p>Verify Empty cart should not accepted if it meet valid information</text:p>
          </table:table-cell>
          <table:table-cell table:style-name="ce10" office:value-type="string" calcext:value-type="string">
            <text:p>1.Got to check out your information page</text:p>
            <text:p>2.Type First name </text:p>
            <text:p>3.Type Valid Last name</text:p>
            <text:p>4.Type Postal code</text:p>
            <text:p>5.Click continue</text:p>
          </table:table-cell>
          <table:table-cell table:style-name="ce10" office:value-type="string" calcext:value-type="string">
            <text:p>1.User should ensure there is proper internet connectivity.</text:p>
            <text:p>2.Confirm correct URL is exist</text:p>
            <text:p>3.Confirm browser open the Your information page</text:p>
            <text:p/>
          </table:table-cell>
          <table:table-cell table:style-name="ce10" office:value-type="string" calcext:value-type="string">
            <text:p>First Name: Rahul</text:p>
            <text:p>Last Name: Raj</text:p>
            <text:p>Postal code:682018</text:p>
          </table:table-cell>
          <table:table-cell table:style-name="ce10" office:value-type="string" calcext:value-type="string">
            <text:p>Empty cart Should not accepted if it has valid input credentials</text:p>
          </table:table-cell>
          <table:table-cell table:style-name="ce13" office:value-type="string" calcext:value-type="string">
            <text:p><text:a xlink:href="http://2.it/" xlink:type="simple">1.Empty cart does enter overview page
2. It does not meet expected result
3. System, grant permision to enter overview page with empty cart</text:a></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44</text:p>
          </table:table-cell>
          <table:table-cell table:style-name="ce11" office:value-type="string" calcext:value-type="string">
            <text:p>Your information page</text:p>
          </table:table-cell>
          <table:table-cell table:style-name="ce11" office:value-type="string" calcext:value-type="string">
            <text:p>Verify <text:s/>invalid input credential like special charaters not acccepted </text:p>
          </table:table-cell>
          <table:table-cell table:style-name="ce11" office:value-type="string" calcext:value-type="string">
            <text:p>1.Got to check out your information page</text:p>
            <text:p>2.Type First name </text:p>
            <text:p>3.Type  Last name</text:p>
            <text:p>4.Type Postal code</text:p>
            <text:p>5.Click continue</text:p>
          </table:table-cell>
          <table:table-cell table:style-name="ce11" office:value-type="string" calcext:value-type="string">
            <text:p>1.User should ensure there is proper internet connectivity.</text:p>
            <text:p>2.Confirm correct URL is exist</text:p>
            <text:p>3.Confirm browser open the Your information page</text:p>
            <text:p/>
          </table:table-cell>
          <table:table-cell table:style-name="ce11" office:value-type="string" calcext:value-type="string">
            <text:p>First name: Rahul@</text:p>
            <text:p>Last Name: Raj!</text:p>
            <text:p>Postal code:682018</text:p>
          </table:table-cell>
          <table:table-cell table:style-name="ce11" office:value-type="string" calcext:value-type="string">
            <text:p>1.Only charater should allowed in First and last name filed</text:p>
            <text:p>2.System should not allowed special charater in name filed</text:p>
          </table:table-cell>
          <table:table-cell table:style-name="ce11" office:value-type="string" calcext:value-type="string">
            <text:p>1.Failed to meet expected result</text:p>
            <text:p>2.System Accept special  charater  in name field</text:p>
          </table:table-cell>
          <table:table-cell table:style-name="ce17"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45</text:p>
          </table:table-cell>
          <table:table-cell table:style-name="ce10" office:value-type="string" calcext:value-type="string">
            <text:p>Your information page</text:p>
          </table:table-cell>
          <table:table-cell table:style-name="ce10" office:value-type="string" calcext:value-type="string">
            <text:p>Verify  entry should rejected when  one of the field is empty</text:p>
            <text:p>(fill  first name ,postal code, leave last name)</text:p>
          </table:table-cell>
          <table:table-cell table:style-name="ce10" office:value-type="string" calcext:value-type="string">
            <text:p>1.Got to check out your information page</text:p>
            <text:p>2.Type First name </text:p>
            <text:p>3.Leave  Last name</text:p>
            <text:p>4.Type Postal code</text:p>
            <text:p>5.Click continue</text:p>
          </table:table-cell>
          <table:table-cell table:style-name="ce10" office:value-type="string" calcext:value-type="string">
            <text:p>1.User should ensure there is proper internet connectivity.</text:p>
            <text:p>2.Confirm correct URL is exist</text:p>
            <text:p>3.Confirm browser open the Your information page</text:p>
            <text:p/>
          </table:table-cell>
          <table:table-cell table:style-name="ce10" office:value-type="string" calcext:value-type="string">
            <text:p>First name: Rahul</text:p>
            <text:p>Last Name: </text:p>
            <text:p>Postal code:682018</text:p>
          </table:table-cell>
          <table:table-cell table:style-name="ce10" office:value-type="string" calcext:value-type="string">
            <text:p>Entry Should rejected one of the field is empty and pass required message mentioning" last name is required" </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46</text:p>
          </table:table-cell>
          <table:table-cell table:style-name="ce11" office:value-type="string" calcext:value-type="string">
            <text:p>Your information page</text:p>
          </table:table-cell>
          <table:table-cell table:style-name="ce11" office:value-type="string" calcext:value-type="string">
            <text:p>Verify  entry should rejected when  one of the field is empty</text:p>
            <text:p>(leave first name ,fill postal code, fill last name)</text:p>
          </table:table-cell>
          <table:table-cell table:style-name="ce11" office:value-type="string" calcext:value-type="string">
            <text:p>1.Got to check out your information page</text:p>
            <text:p>2.Leave First name </text:p>
            <text:p>3.Type  Last name</text:p>
            <text:p>4.Type Postal code</text:p>
            <text:p>5.Click continue</text:p>
          </table:table-cell>
          <table:table-cell table:style-name="ce11" office:value-type="string" calcext:value-type="string">
            <text:p>1.User should ensure there is proper internet connectivity.</text:p>
            <text:p>2.Confirm correct URL is exist</text:p>
            <text:p>3.Confirm browser open the Your information page</text:p>
            <text:p/>
          </table:table-cell>
          <table:table-cell table:style-name="ce11" office:value-type="string" calcext:value-type="string">
            <text:p>First name: </text:p>
            <text:p>Last Name: Raj</text:p>
            <text:p>Postal code:682018</text:p>
          </table:table-cell>
          <table:table-cell table:style-name="ce11" office:value-type="string" calcext:value-type="string">
            <text:p>Entry Should rejected one of the field is empty and pass required message mentioning" First name is required" </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47</text:p>
          </table:table-cell>
          <table:table-cell table:style-name="ce10" office:value-type="string" calcext:value-type="string">
            <text:p>Your information page</text:p>
          </table:table-cell>
          <table:table-cell table:style-name="ce10" office:value-type="string" calcext:value-type="string">
            <text:p>Verify Entry should granted when <text:s/>Valid input credentials exist</text:p>
          </table:table-cell>
          <table:table-cell table:style-name="ce10" office:value-type="string" calcext:value-type="string">
            <text:p>1.Select  Product</text:p>
            <text:p>2.Got to check out your information page</text:p>
            <text:p>3.Leave First name </text:p>
            <text:p>4.Type  Last name</text:p>
            <text:p>5.Type Postal code</text:p>
            <text:p>6.Click continue</text:p>
          </table:table-cell>
          <table:table-cell table:style-name="ce10" office:value-type="string" calcext:value-type="string">
            <text:p>1.User should ensure there is proper internet connectivity.</text:p>
            <text:p>2.Confirm correct URL is exist</text:p>
            <text:p>3.Confirm browser open the Your information page</text:p>
            <text:p/>
          </table:table-cell>
          <table:table-cell table:style-name="ce10" office:value-type="string" calcext:value-type="string">
            <text:p>First name: Rahul</text:p>
            <text:p>Last Name: Raj</text:p>
            <text:p>Postal code:682018</text:p>
          </table:table-cell>
          <table:table-cell table:style-name="ce13" office:value-type="string" calcext:value-type="string">
            <text:p><text:a xlink:href="http://2.it/" xlink:type="simple">1.Entry Should Accepted when valid credentials entered
2.It routes to overview page when click on continue button
</text:a></text:p>
          </table:table-cell>
          <table:table-cell table:style-name="ce10" office:value-type="string" calcext:value-type="string">
            <text:p>Same as expected result</text:p>
          </table:table-cell>
          <table:table-cell table:style-name="ce19"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48</text:p>
          </table:table-cell>
          <table:table-cell table:style-name="ce11" office:value-type="string" calcext:value-type="string">
            <text:p>Your information page</text:p>
          </table:table-cell>
          <table:table-cell table:style-name="ce11" office:value-type="string" calcext:value-type="string">
            <text:p>verify  your information page is working or not In user(Username: problem_user) </text:p>
            <text:p/>
          </table:table-cell>
          <table:table-cell table:style-name="ce11" office:value-type="string" calcext:value-type="string">
            <text:p>1.Select  Product</text:p>
            <text:p>2.Got to check out your information page</text:p>
            <text:p>3.First name </text:p>
            <text:p>4.Type  Last name</text:p>
            <text:p>5.Type Postal code</text:p>
            <text:p>6.Click continue</text:p>
          </table:table-cell>
          <table:table-cell table:style-name="ce11" office:value-type="string" calcext:value-type="string">
            <text:p>1.User should ensure there is proper internet connectivity.</text:p>
            <text:p>2.Confirm correct URL is exist</text:p>
            <text:p>3.Confirm browser open the Your information page</text:p>
            <text:p/>
          </table:table-cell>
          <table:table-cell table:style-name="ce11" office:value-type="string" calcext:value-type="string">
            <text:p>First name: Rahul</text:p>
            <text:p>Last Name: Raj</text:p>
            <text:p>Postal code:682018</text:p>
          </table:table-cell>
          <table:table-cell table:style-name="ce11" office:value-type="string" calcext:value-type="string">
            <text:p>1.Entry Should Accepted when valid credentials entered</text:p>
            <text:p>2.It routes to overview page when click on continue button</text:p>
            <text:p/>
          </table:table-cell>
          <table:table-cell table:style-name="ce11" office:value-type="string" calcext:value-type="string">
            <text:p>Unable to fill input in the filed</text:p>
          </table:table-cell>
          <table:table-cell table:style-name="ce18"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49</text:p>
          </table:table-cell>
          <table:table-cell table:style-name="ce10" office:value-type="string" calcext:value-type="string">
            <text:p>Overview page</text:p>
          </table:table-cell>
          <table:table-cell table:style-name="ce10" office:value-type="string" calcext:value-type="string">
            <text:p>Verify the presence of Cancel button</text:p>
          </table:table-cell>
          <table:table-cell table:style-name="ce10" office:value-type="string" calcext:value-type="string">
            <text:p>1. Select Product</text:p>
            <text:p>2.go go check out infomation page</text:p>
            <text:p>3.Fill input credentials </text:p>
            <text:p>4.Click continue</text:p>
            <text:p>5.open over view page</text:p>
            <text:p>6. Click cancel button</text:p>
          </table:table-cell>
          <table:table-cell table:style-name="ce10" office:value-type="string" calcext:value-type="string">
            <text:p>1.User should ensure there is proper internet connectivity.</text:p>
            <text:p>2.Confirm correct URL is exist</text:p>
            <text:p>3.Confirm browser open the Overview page</text:p>
            <text:p/>
          </table:table-cell>
          <table:table-cell table:style-name="ce8" office:value-type="string" calcext:value-type="string">
            <text:p>Selected product</text:p>
          </table:table-cell>
          <table:table-cell table:style-name="ce10" office:value-type="string" calcext:value-type="string">
            <text:p>1.System should terminate and back to previous section when click cancel button</text:p>
            <text:p>2. Cancel Button should Clickable and dynamic.</text:p>
          </table:table-cell>
          <table:table-cell table:style-name="ce10" office:value-type="string" calcext:value-type="string">
            <text:p>Same as expected result</text:p>
          </table:table-cell>
          <table:table-cell table:style-name="ce19"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50</text:p>
          </table:table-cell>
          <table:table-cell table:style-name="ce11" office:value-type="string" calcext:value-type="string">
            <text:p>Overview page</text:p>
          </table:table-cell>
          <table:table-cell table:style-name="ce11" office:value-type="string" calcext:value-type="string">
            <text:p>Verify the presence of selected product added in cart</text:p>
          </table:table-cell>
          <table:table-cell table:style-name="ce11" office:value-type="string" calcext:value-type="string">
            <text:p>1. Select Product</text:p>
            <text:p>2.go go check out infomation page</text:p>
            <text:p>3.Fill input credentials </text:p>
            <text:p>4.Click continue</text:p>
            <text:p>5.open over view page</text:p>
            <text:p/>
          </table:table-cell>
          <table:table-cell table:style-name="ce11" office:value-type="string" calcext:value-type="string">
            <text:p>1.User should ensure there is proper internet connectivity.</text:p>
            <text:p>2.Confirm correct URL is exist</text:p>
            <text:p>3.Confirm browser open the Overview page</text:p>
            <text:p/>
          </table:table-cell>
          <table:table-cell table:style-name="ce9" office:value-type="string" calcext:value-type="string">
            <text:p>Selected product</text:p>
          </table:table-cell>
          <table:table-cell table:style-name="ce11" office:value-type="string" calcext:value-type="string">
            <text:p>Seleted item should present in overview page</text:p>
          </table:table-cell>
          <table:table-cell table:style-name="ce11" office:value-type="string" calcext:value-type="string">
            <text:p>Same as expected result</text:p>
          </table:table-cell>
          <table:table-cell table:style-name="ce18"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51</text:p>
          </table:table-cell>
          <table:table-cell table:style-name="ce10" office:value-type="string" calcext:value-type="string">
            <text:p>Overview page</text:p>
          </table:table-cell>
          <table:table-cell table:style-name="ce10" office:value-type="string" calcext:value-type="string">
            <text:p>Verify the Presence of Payment informations,Shiping informations,Price total, total</text:p>
          </table:table-cell>
          <table:table-cell table:style-name="ce10" office:value-type="string" calcext:value-type="string">
            <text:p>1. Select Product</text:p>
            <text:p>2.go go check out infomation page</text:p>
            <text:p>3.Fill input credentials </text:p>
            <text:p>4.Click continue</text:p>
            <text:p>5.open over view page</text:p>
            <text:p/>
          </table:table-cell>
          <table:table-cell table:style-name="ce10" office:value-type="string" calcext:value-type="string">
            <text:p>1.User should ensure there is proper internet connectivity.</text:p>
            <text:p>2.Confirm correct URL is exist</text:p>
            <text:p>3.Confirm browser open the Overview page</text:p>
            <text:p/>
          </table:table-cell>
          <table:table-cell table:style-name="ce8" office:value-type="string" calcext:value-type="string">
            <text:p>Selected product</text:p>
          </table:table-cell>
          <table:table-cell table:style-name="ce10" office:value-type="string" calcext:value-type="string">
            <text:p>1.Seleted item should present in overview page</text:p>
            <text:p>2.Payment informations and Shiping informations,Price total ,total should display in overview page</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52</text:p>
          </table:table-cell>
          <table:table-cell table:style-name="ce11" office:value-type="string" calcext:value-type="string">
            <text:p>Overview page</text:p>
          </table:table-cell>
          <table:table-cell table:style-name="ce11" office:value-type="string" calcext:value-type="string">
            <text:p>Verify the system should prevent existance of empty cart </text:p>
          </table:table-cell>
          <table:table-cell table:style-name="ce11" office:value-type="string" calcext:value-type="string">
            <text:p/>
            <text:p> 1..go go check out infomation page</text:p>
            <text:p> 2..Fill input credentials </text:p>
            <text:p>3..Click continue </text:p>
            <text:p>4..open over view page</text:p>
          </table:table-cell>
          <table:table-cell table:style-name="ce11" office:value-type="string" calcext:value-type="string">
            <text:p>1.User should ensure there is proper internet connectivity.</text:p>
            <text:p>2.Confirm correct URL is exist</text:p>
            <text:p>3.Confirm browser open the Overview page</text:p>
            <text:p/>
          </table:table-cell>
          <table:table-cell table:style-name="ce9" office:value-type="string" calcext:value-type="string">
            <text:p>Nil</text:p>
          </table:table-cell>
          <table:table-cell table:style-name="ce11" office:value-type="string" calcext:value-type="string">
            <text:p>1.System <text:s/>should prevent entry of Empty cart </text:p>
          </table:table-cell>
          <table:table-cell table:style-name="ce11" office:value-type="string" calcext:value-type="string">
            <text:p>1.System failed to meet expected result</text:p>
            <text:p>2.Empty cart enters the overview page </text:p>
            <text:p/>
          </table:table-cell>
          <table:table-cell table:style-name="ce18" office:value-type="string" calcext:value-type="string">
            <text:p>Failed</text:p>
          </table:table-cell>
          <table:table-cell table:style-name="ce22" table:number-columns-repeated="14"/>
          <table:table-cell table:number-columns-repeated="1000"/>
        </table:table-row>
        <table:table-row table:style-name="ro2">
          <table:table-cell/>
          <table:table-cell table:style-name="ce4" office:value-type="string" calcext:value-type="string">
            <text:p>SLB 053</text:p>
          </table:table-cell>
          <table:table-cell table:style-name="ce10" office:value-type="string" calcext:value-type="string">
            <text:p>Overview page</text:p>
          </table:table-cell>
          <table:table-cell table:style-name="ce8" office:value-type="string" calcext:value-type="string">
            <text:p>Verify the "Finish " button</text:p>
          </table:table-cell>
          <table:table-cell table:style-name="ce10" office:value-type="string" calcext:value-type="string">
            <text:p/>
            <text:p> 1.go go check out infomation page</text:p>
            <text:p> 2.Fill input credentials </text:p>
            <text:p>3.Click continue </text:p>
            <text:p>4.open over view page</text:p>
            <text:p>5.Click "finish" button</text:p>
          </table:table-cell>
          <table:table-cell table:style-name="ce10" office:value-type="string" calcext:value-type="string">
            <text:p>1.User should ensure there is proper internet connectivity.</text:p>
            <text:p>2.Confirm correct URL is exist</text:p>
            <text:p>3.Confirm browser open the Overview page</text:p>
            <text:p/>
          </table:table-cell>
          <table:table-cell table:style-name="ce8" office:value-type="string" calcext:value-type="string">
            <text:p>Selected Product</text:p>
          </table:table-cell>
          <table:table-cell table:style-name="ce10" office:value-type="string" calcext:value-type="string">
            <text:p>1.System should redirect to Completion page  when click "finish" button</text:p>
            <text:p>2.Finish button should clickable and dynamic</text:p>
            <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54</text:p>
          </table:table-cell>
          <table:table-cell table:style-name="ce11" office:value-type="string" calcext:value-type="string">
            <text:p>Overview page</text:p>
          </table:table-cell>
          <table:table-cell table:style-name="ce9" office:value-type="string" calcext:value-type="string">
            <text:p>Check the resposiveness of </text:p>
            <text:p>Overviewpage</text:p>
          </table:table-cell>
          <table:table-cell table:style-name="ce11" office:value-type="string" calcext:value-type="string">
            <text:p>1. Open overview page in different screen size</text:p>
            <text:p/>
          </table:table-cell>
          <table:table-cell table:style-name="ce11" office:value-type="string" calcext:value-type="string">
            <text:p>1.User should ensure there is proper internet connectivity.</text:p>
            <text:p>2.Confirm correct URL is exist</text:p>
            <text:p>3.Confirm browser open the Overview page</text:p>
            <text:p>4.Confirm availability of testing devices</text:p>
            <text:p/>
          </table:table-cell>
          <table:table-cell table:style-name="ce9" office:value-type="string" calcext:value-type="string">
            <text:p>Nil</text:p>
          </table:table-cell>
          <table:table-cell table:style-name="ce11" office:value-type="string" calcext:value-type="string">
            <text:p>Overview page should be responsive and fit to every screen size</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55</text:p>
          </table:table-cell>
          <table:table-cell table:style-name="ce10" office:value-type="string" calcext:value-type="string">
            <text:p>Information page</text:p>
          </table:table-cell>
          <table:table-cell table:style-name="ce10" office:value-type="string" calcext:value-type="string">
            <text:p>Verify all features working when new user exist(username:error_user)</text:p>
          </table:table-cell>
          <table:table-cell table:style-name="ce10" office:value-type="string" calcext:value-type="string">
            <text:p>1..open information page</text:p>
          </table:table-cell>
          <table:table-cell table:style-name="ce10" office:value-type="string" calcext:value-type="string">
            <text:p>1.User should ensure there is proper internet connectivity.</text:p>
            <text:p>2.Confirm correct URL is exist</text:p>
            <text:p>3.Confirm browser open the Overview page</text:p>
          </table:table-cell>
          <table:table-cell table:style-name="ce10" office:value-type="string" calcext:value-type="string">
            <text:p>Name:rahul</text:p>
            <text:p>last name:raj</text:p>
            <text:p>postal code:682018</text:p>
          </table:table-cell>
          <table:table-cell table:style-name="ce10" office:value-type="string" calcext:value-type="string">
            <text:p>All input filed should exist and working</text:p>
          </table:table-cell>
          <table:table-cell table:style-name="ce10" office:value-type="string" calcext:value-type="string">
            <text:p>unable to tyle text on last name field</text:p>
          </table:table-cell>
          <table:table-cell table:style-name="ce16" office:value-type="string" calcext:value-type="string">
            <text:p>failed</text:p>
          </table:table-cell>
          <table:table-cell table:style-name="ce22" table:number-columns-repeated="14"/>
          <table:table-cell table:number-columns-repeated="1000"/>
        </table:table-row>
        <table:table-row table:style-name="ro2">
          <table:table-cell/>
          <table:table-cell table:style-name="ce5" office:value-type="string" calcext:value-type="string">
            <text:p>SLB 056</text:p>
          </table:table-cell>
          <table:table-cell table:style-name="ce11" office:value-type="string" calcext:value-type="string">
            <text:p>Completion page</text:p>
          </table:table-cell>
          <table:table-cell table:style-name="ce11" office:value-type="string" calcext:value-type="string">
            <text:p>Verify the presence Message and Checkout <text:s/>state change in completion page </text:p>
          </table:table-cell>
          <table:table-cell table:style-name="ce11" office:value-type="string" calcext:value-type="string">
            <text:p/>
            <text:p> 1.go go check out infomation page</text:p>
            <text:p> 2.Fill input credentials </text:p>
            <text:p>3.Click continue </text:p>
            <text:p>4.open over view page</text:p>
            <text:p>5.Click "finish" button</text:p>
          </table:table-cell>
          <table:table-cell table:style-name="ce11" office:value-type="string" calcext:value-type="string">
            <text:p>1.User should ensure there is proper internet connectivity. 2.Confirm correct URL is exist 3.Confirm browser open the Completion page</text:p>
          </table:table-cell>
          <table:table-cell table:style-name="ce9" office:value-type="string" calcext:value-type="string">
            <text:p>Nil</text:p>
          </table:table-cell>
          <table:table-cell table:style-name="ce11" office:value-type="string" calcext:value-type="string">
            <text:p>1.System should display message mentioning""Thank you for your order!</text:p>
            <text:p>"</text:p>
            <text:p>2.System should change checkout state As completed (checkout:complted)</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4" office:value-type="string" calcext:value-type="string">
            <text:p>SLB 057</text:p>
          </table:table-cell>
          <table:table-cell table:style-name="ce10" office:value-type="string" calcext:value-type="string">
            <text:p>Completion page</text:p>
          </table:table-cell>
          <table:table-cell table:style-name="ce10" office:value-type="string" calcext:value-type="string">
            <text:p>Verify the presence of Home button</text:p>
          </table:table-cell>
          <table:table-cell table:style-name="ce10" office:value-type="string" calcext:value-type="string">
            <text:p/>
            <text:p> 1.go go check out infomation page</text:p>
            <text:p> 2.Fill input credentials </text:p>
            <text:p>3.Click continue </text:p>
            <text:p>4.open over view page</text:p>
            <text:p>5.Click "finish" button</text:p>
            <text:p>6.Click "Home button"</text:p>
          </table:table-cell>
          <table:table-cell table:style-name="ce10" office:value-type="string" calcext:value-type="string">
            <text:p>1.User should ensure there is proper internet connectivity. 2.Confirm correct URL is exist 3.Confirm browser open the Completion page</text:p>
          </table:table-cell>
          <table:table-cell table:style-name="ce8" office:value-type="string" calcext:value-type="string">
            <text:p>Nil</text:p>
          </table:table-cell>
          <table:table-cell table:style-name="ce10" office:value-type="string" calcext:value-type="string">
            <text:p>1.System should  display home button</text:p>
            <text:p>2.Home button should Clickable and dynamic</text:p>
            <text:p>3.Home button should perfectly aligned</text:p>
            <text:p>4.System routes to product gallery page when click on home button</text:p>
            <text:p/>
          </table:table-cell>
          <table:table-cell table:style-name="ce10" office:value-type="string" calcext:value-type="string">
            <text:p>same as expected result</text:p>
          </table:table-cell>
          <table:table-cell table:style-name="ce16" office:value-type="string" calcext:value-type="string">
            <text:p>Pass</text:p>
          </table:table-cell>
          <table:table-cell table:style-name="ce22" table:number-columns-repeated="14"/>
          <table:table-cell table:number-columns-repeated="1000"/>
        </table:table-row>
        <table:table-row table:style-name="ro2">
          <table:table-cell/>
          <table:table-cell table:style-name="ce5" office:value-type="string" calcext:value-type="string">
            <text:p>SLB 058</text:p>
          </table:table-cell>
          <table:table-cell table:style-name="ce11" office:value-type="string" calcext:value-type="string">
            <text:p>Completion page</text:p>
          </table:table-cell>
          <table:table-cell table:style-name="ce11" office:value-type="string" calcext:value-type="string">
            <text:p>Verify the Responsiveness of Completion page</text:p>
          </table:table-cell>
          <table:table-cell table:style-name="ce11" office:value-type="string" calcext:value-type="string">
            <text:p>Open the Completion page in different screen size </text:p>
          </table:table-cell>
          <table:table-cell table:style-name="ce11" office:value-type="string" calcext:value-type="string">
            <text:p>1.User should ensure there is proper internet connectivity.</text:p>
            <text:p>2.Confirm correct URL is exist </text:p>
            <text:p>3.Confirm browser open the Completion page</text:p>
            <text:p>4.Confirm availability of testing devices</text:p>
          </table:table-cell>
          <table:table-cell table:style-name="ce9" office:value-type="string" calcext:value-type="string">
            <text:p>Nil</text:p>
          </table:table-cell>
          <table:table-cell table:style-name="ce11" office:value-type="string" calcext:value-type="string">
            <text:p>Completion page should be responsive and fit <text:s/>for every screen size</text:p>
          </table:table-cell>
          <table:table-cell table:style-name="ce11" office:value-type="string" calcext:value-type="string">
            <text:p>same as expected result</text:p>
          </table:table-cell>
          <table:table-cell table:style-name="ce17" office:value-type="string" calcext:value-type="string">
            <text:p>Pass</text:p>
          </table:table-cell>
          <table:table-cell table:style-name="ce22" table:number-columns-repeated="14"/>
          <table:table-cell table:number-columns-repeated="1000"/>
        </table:table-row>
        <table:table-row table:style-name="ro2">
          <table:table-cell/>
          <table:table-cell table:style-name="ce6" office:value-type="string" calcext:value-type="string">
            <text:p>SLB 059</text:p>
          </table:table-cell>
          <table:table-cell table:style-name="ce12" office:value-type="string" calcext:value-type="string">
            <text:p>Product gallery page,detail page,information page,overview page,completion page</text:p>
          </table:table-cell>
          <table:table-cell table:style-name="ce12" office:value-type="string" calcext:value-type="string">
            <text:p>Verify Design and resposiveness of new user(visual_user)</text:p>
          </table:table-cell>
          <table:table-cell table:style-name="ce12" office:value-type="string" calcext:value-type="string">
            <text:p>1.Open to the browser</text:p>
            <text:p>2.Login to Swaglab</text:p>
          </table:table-cell>
          <table:table-cell table:style-name="ce12" office:value-type="string" calcext:value-type="string">
            <text:p>1.User should ensure there is proper internet connectivity.</text:p>
            <text:p>2.Confirm correct URL is exist </text:p>
            <text:p>3.Confirm browser open the Completion page</text:p>
            <text:p>4.Confirm browser open the Product gallery page</text:p>
            <text:p>5.Confirm browser open information page</text:p>
            <text:p>6.Confirm browser open Overview page</text:p>
            <text:p>7.Confirm the availability of testing devices</text:p>
            <text:p/>
            <text:p/>
          </table:table-cell>
          <table:table-cell table:style-name="ce12" office:value-type="string" calcext:value-type="string">
            <text:p>Nil</text:p>
          </table:table-cell>
          <table:table-cell table:style-name="ce12" office:value-type="string" calcext:value-type="string">
            <text:p>1.Design should meet customer requirement</text:p>
            <text:p>2.System should resposive  in every screen</text:p>
          </table:table-cell>
          <table:table-cell table:style-name="ce12" office:value-type="string" calcext:value-type="string">
            <text:p>1.Design Should not meet requirement 2.Position and alignment of cart icon is incorrect in product gallery page 3.Alignment issues on burger buuton in product gallery page 4.wrong position of check out button in information page 5.Position and alignment of cart icon is incorrect in overview page</text:p>
            <text:p>5.footer not in full screen in completion page</text:p>
            <text:p>6.System not responsive</text:p>
          </table:table-cell>
          <table:table-cell table:style-name="ce20" office:value-type="string" calcext:value-type="string">
            <text:p>Failed</text:p>
          </table:table-cell>
          <table:table-cell table:style-name="ce22" table:number-columns-repeated="14"/>
          <table:table-cell table:number-columns-repeated="1000"/>
        </table:table-row>
        <table:table-row table:style-name="ro1" table:number-rows-repeated="1048510">
          <table:table-cell table:number-columns-repeated="1024"/>
        </table:table-row>
        <table:table-row table:style-name="ro1">
          <table:table-cell table:number-columns-repeated="1024"/>
        </table:table-row>
      </table:table>
      <table:named-expressions/>
      <table:database-ranges>
        <table:database-range table:name="Table1" table:target-range-address="Sheet1.B6:Sheet1.J6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41" meta:object-count="0"/>
    <meta:generator>LibreOfficeDev/6.0.5.2$Linux_X86_64 LibreOffice_project/</meta:generator>
  </office:meta>
</office:document-meta>
</file>